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15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6.271cm"/>
    </style:style>
    <style:style style:name="co18" style:family="table-column">
      <style:table-column-properties fo:break-before="auto" style:column-width="3.258cm"/>
    </style:style>
    <style:style style:name="co19" style:family="table-column">
      <style:table-column-properties fo:break-before="auto" style:column-width="4.477cm"/>
    </style:style>
    <style:style style:name="co20" style:family="table-column">
      <style:table-column-properties fo:break-before="auto" style:column-width="4.371cm"/>
    </style:style>
    <style:style style:name="co21" style:family="table-column">
      <style:table-column-properties fo:break-before="auto" style:column-width="3.44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0.582cm"/>
    </style:style>
    <style:style style:name="co17" style:family="table-column">
      <style:table-column-properties fo:break-before="auto" style:column-width="8.518cm"/>
    </style:style>
    <style:style style:name="co22" style:family="table-column">
      <style:table-column-properties fo:break-before="auto" style:column-width="1.554cm"/>
    </style:style>
    <style:style style:name="co23" style:family="table-column">
      <style:table-column-properties fo:break-before="auto" style:column-width="5.715cm"/>
    </style:style>
    <style:style style:name="co24" style:family="table-column">
      <style:table-column-properties fo:break-before="auto" style:column-width="1.72cm"/>
    </style:style>
    <style:style style:name="co25" style:family="table-column">
      <style:table-column-properties fo:break-before="auto" style:column-width="6.6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DejaVu Sans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ormicidae of LV tax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Муравьи (Insecta: Hymenoptera: Formicidae) Нижнего Поволжья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Гребенников К.А.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family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семей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family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/>
          <table:table-cell office:value-type="string">
            <text:p>Formicidae</text:p>
          </table:table-cell>
          <table:table-cell/>
          <table:table-cell office:value-type="string">
            <text:p>Latreille, 1809</text:p>
          </table:table-cell>
          <table:table-cell table:number-columns-repeated="9"/>
        </table:table-row>
      </table:table>
      <table:table table:name="family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ubfamilies</text:p>
          </table:table-cell>
          <table:table-cell office:value-type="string">
            <text:p>subfamily</text:p>
          </table:table-cell>
          <table:table-cell office:value-type="string">
            <text:p>подсемейство</text:p>
          </table:table-cell>
        </table:table-row>
        <table:table-row table:style-name="ro1">
          <table:table-cell office:value-type="string">
            <text:p>tribes</text:p>
          </table:table-cell>
          <table:table-cell office:value-type="string">
            <text:p>tribe</text:p>
          </table:table-cell>
          <table:table-cell office:value-type="string">
            <text:p>триба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subfamilie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table:style-name="Default"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family</text:p>
          </table:table-cell>
          <table:table-cell office:value-type="string">
            <text:p>Formicidae</text:p>
          </table:table-cell>
          <table:table-cell/>
          <table:table-cell office:value-type="string">
            <text:p>Ponerinae</text:p>
          </table:table-cell>
          <table:table-cell/>
          <table:table-cell office:value-type="string">
            <text:p>Lepeletier de Saint-Fargeau, 1835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Formicidae</text:p>
          </table:table-cell>
          <table:table-cell/>
          <table:table-cell office:value-type="string">
            <text:p>Myrmicinae</text:p>
          </table:table-cell>
          <table:table-cell/>
          <table:table-cell table:style-name="ce2" office:value-type="string">
            <text:p>Emery, 1901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Formicidae</text:p>
          </table:table-cell>
          <table:table-cell/>
          <table:table-cell office:value-type="string">
            <text:p>Dolichoderinae</text:p>
          </table:table-cell>
          <table:table-cell/>
          <table:table-cell table:style-name="ce2" office:value-type="string">
            <text:p>Forel, 1878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Formicidae</text:p>
          </table:table-cell>
          <table:table-cell/>
          <table:table-cell office:value-type="string">
            <text:p>Formicinae</text:p>
          </table:table-cell>
          <table:table-cell/>
          <table:table-cell office:value-type="string">
            <text:p>Latreille, 1809</text:p>
          </table:table-cell>
          <table:table-cell table:number-columns-repeated="9"/>
        </table:table-row>
      </table:table>
      <table:table table:name="sub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tribe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ce2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table:style-name="Default" office:value-type="string">
            <text:p>parent</text:p>
          </table:table-cell>
          <table:table-cell office:value-type="string">
            <text:p>ID</text:p>
          </table:table-cell>
          <table:table-cell table:style-name="Default" office:value-type="string">
            <text:p>name</text:p>
          </table:table-cell>
          <table:table-cell office:value-type="string">
            <text:p>original</text:p>
          </table:table-cell>
          <table:table-cell table:style-name="Default"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subfamily</text:p>
          </table:table-cell>
          <table:table-cell office:value-type="string">
            <text:p>Ponerinae</text:p>
          </table:table-cell>
          <table:table-cell/>
          <table:table-cell office:value-type="string">
            <text:p>Ponerini</text:p>
          </table:table-cell>
          <table:table-cell/>
          <table:table-cell table:style-name="Default" office:value-type="string">
            <text:p>Lepeletier de Saint-Fargeau, 1835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Myrmicinae</text:p>
          </table:table-cell>
          <table:table-cell/>
          <table:table-cell office:value-type="string">
            <text:p>Myrmicini</text:p>
          </table:table-cell>
          <table:table-cell/>
          <table:table-cell office:value-type="string">
            <text:p>Lepeletier de Saint-Fargeau, 1835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Myrmicinae</text:p>
          </table:table-cell>
          <table:table-cell/>
          <table:table-cell office:value-type="string">
            <text:p>Pheidolini</text:p>
          </table:table-cell>
          <table:table-cell/>
          <table:table-cell office:value-type="string">
            <text:p>Emery, 1877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Myrmicinae</text:p>
          </table:table-cell>
          <table:table-cell/>
          <table:table-cell office:value-type="string">
            <text:p>Formicoxenini</text:p>
          </table:table-cell>
          <table:table-cell/>
          <table:table-cell office:value-type="string">
            <text:p>Forel, 1893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Myrmicinae</text:p>
          </table:table-cell>
          <table:table-cell/>
          <table:table-cell office:value-type="string">
            <text:p>Solenopsidini</text:p>
          </table:table-cell>
          <table:table-cell/>
          <table:table-cell office:value-type="string">
            <text:p>Forel, 1893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Myrmicinae</text:p>
          </table:table-cell>
          <table:table-cell/>
          <table:table-cell office:value-type="string">
            <text:p>Tetramoriini</text:p>
          </table:table-cell>
          <table:table-cell/>
          <table:table-cell office:value-type="string">
            <text:p>Emery, 1895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Dolichoderinae</text:p>
          </table:table-cell>
          <table:table-cell/>
          <table:table-cell office:value-type="string">
            <text:p>Dolichoderini</text:p>
          </table:table-cell>
          <table:table-cell/>
          <table:table-cell office:value-type="string">
            <text:p>Forel, 1878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Dolichoderinae</text:p>
          </table:table-cell>
          <table:table-cell/>
          <table:table-cell office:value-type="string">
            <text:p>Tapinomini</text:p>
          </table:table-cell>
          <table:table-cell/>
          <table:table-cell office:value-type="string">
            <text:p>Emery, 1913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Dolichoderinae</text:p>
          </table:table-cell>
          <table:table-cell/>
          <table:table-cell office:value-type="string">
            <text:p>Bothriomyrmecini</text:p>
          </table:table-cell>
          <table:table-cell/>
          <table:table-cell table:style-name="Default" office:value-type="string">
            <text:p>Dubovikoff, 2005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Formicinae</text:p>
          </table:table-cell>
          <table:table-cell/>
          <table:table-cell office:value-type="string">
            <text:p>Plagiolepidini</text:p>
          </table:table-cell>
          <table:table-cell/>
          <table:table-cell office:value-type="string">
            <text:p>Forel, 1886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Formicinae</text:p>
          </table:table-cell>
          <table:table-cell/>
          <table:table-cell office:value-type="string">
            <text:p>Camponotini</text:p>
          </table:table-cell>
          <table:table-cell/>
          <table:table-cell office:value-type="string">
            <text:p>Forel, 1878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Formicinae</text:p>
          </table:table-cell>
          <table:table-cell/>
          <table:table-cell office:value-type="string">
            <text:p>Formicini</text:p>
          </table:table-cell>
          <table:table-cell/>
          <table:table-cell office:value-type="string">
            <text:p>Latreille, 1809 </text:p>
          </table:table-cell>
          <table:table-cell table:number-columns-repeated="9"/>
        </table:table-row>
        <table:table-row table:style-name="ro2">
          <table:table-cell office:value-type="string">
            <text:p>subfamily</text:p>
          </table:table-cell>
          <table:table-cell office:value-type="string">
            <text:p>Formicinae</text:p>
          </table:table-cell>
          <table:table-cell/>
          <table:table-cell office:value-type="string">
            <text:p>Lasiini</text:p>
          </table:table-cell>
          <table:table-cell/>
          <table:table-cell office:value-type="string">
            <text:p>Ashmead, 1905 </text:p>
          </table:table-cell>
          <table:table-cell table:number-columns-repeated="9"/>
        </table:table-row>
      </table:table>
      <table:table table:name="trib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ribe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25" table:default-cell-style-name="ce3"/>
        <table:table-column table:style-name="co1" table:number-columns-repeated="1015" table:default-cell-style-name="ce3"/>
        <table:table-row table:style-name="ro5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  <table:table-cell table:number-columns-repeated="1009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onerini</text:p>
          </table:table-cell>
          <table:table-cell table:style-name="ce1"/>
          <table:table-cell table:style-name="ce1" office:value-type="string">
            <text:p>Ponera coarctata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table:style-name="ce1" office:value-type="string">
            <text:p>"Европейско-средиземноморский. Волгоградская обл.: Волгоград. Единичная находка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bessarabica</text:p>
          </table:table-cell>
          <table:table-cell table:style-name="ce1"/>
          <table:table-cell table:style-name="ce1" office:value-type="string">
            <text:p>Nassonov, 1889</text:p>
          </table:table-cell>
          <table:table-cell table:number-columns-repeated="2"/>
          <table:table-cell table:style-name="ce1" office:value-type="string">
            <text:p>"Европейско-средиземноморский. Калмыкия: Манычский. Яшалта, Городовиковский, Элиста, Бургуста, Лола. Мезофил. Обычен в искусственных лесонасаждениях (парки, лесополосы) в затененных, влажных местах. Гнезда устраивает в почве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gallienii</text:p>
          </table:table-cell>
          <table:table-cell table:style-name="ce1"/>
          <table:table-cell table:style-name="ce1" office:value-type="string">
            <text:p>Bondroit, 1919</text:p>
          </table:table-cell>
          <table:table-cell table:number-columns-repeated="2"/>
          <table:table-cell table:style-name="ce1" office:value-type="string">
            <text:p>"Европа, З Сибирь. Калмыкия: Волго - Ахтубинская пойма. Мезофил, часто на засоленной почве заливных лугов и пойменных лесов. Гнезда в почве. Обычен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lacustris</text:p>
          </table:table-cell>
          <table:table-cell table:style-name="ce1"/>
          <table:table-cell table:style-name="ce1" office:value-type="string">
            <text:p>Ruzsky, 1905</text:p>
          </table:table-cell>
          <table:table-cell table:number-columns-repeated="2"/>
          <table:table-cell table:style-name="ce1" office:value-type="string">
            <text:p>"Центральнопалеарктический степной (от В Европы до Алтая). Калмыкия: Манычский, Яшалта, Приютное, Элиста, Годжур, Сарпа. Мезоксерофил. Заселяет лугово - степные участки, склоны балок, лесополосы. Гнезда в почве. Не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rubra</text:p>
          </table:table-cell>
          <table:table-cell table:style-name="ce1"/>
          <table:table-cell table:style-name="ce1" office:value-type="string">
            <text:p>(Linnaeus, 1758)</text:p>
          </table:table-cell>
          <table:table-cell table:number-columns-repeated="2"/>
          <table:table-cell table:style-name="ce1" office:value-type="string">
            <text:p>"Транспалеаркт. Волгоградская обл.: Волгоград (Григорова, Чапурниковская б-ки), Калач-на-Дону, Водный, Тингута, Щербатовка. Калмыкия: Годжур. Мезогигрофил; наиболее гигрофильный вид рода в Нижнем Поволжье. Во влажных местах байрачных лесов, гнезда в почве. Нередок, часто в массе, но спорадичен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sabuleti</text:p>
          </table:table-cell>
          <table:table-cell table:style-name="ce1"/>
          <table:table-cell table:style-name="ce1" office:value-type="string">
            <text:p>Meinert, 1860</text:p>
          </table:table-cell>
          <table:table-cell table:number-columns-repeated="2"/>
          <table:table-cell table:style-name="ce1" office:value-type="string">
            <text:p>"Европа, З Сибирь. Калмыкия: Бургуста, Годжур. Мезоксерофил. Герпетобионт. Обитает в пойменных , байрачных лесах, встречается и на открытых участках с лугово - степной растительностью. 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salina</text:p>
          </table:table-cell>
          <table:table-cell table:style-name="ce1"/>
          <table:table-cell table:style-name="ce1" office:value-type="string">
            <text:p>Ruzsky, 1905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scabrinodis</text:p>
          </table:table-cell>
          <table:table-cell table:style-name="ce1"/>
          <table:table-cell table:style-name="ce1" office:value-type="string">
            <text:p>Nylander, 1846</text:p>
          </table:table-cell>
          <table:table-cell table:number-columns-repeated="2"/>
          <table:table-cell table:style-name="ce1" office:value-type="string">
            <text:p>"Транспалеаркт. Калмыкия: Элиста, Светлый Ерик.Распространен в различных мезофитных биотопах. На открытых участках гнезда в почве, под древесным пологом гнезда устраивает в почве, в древесных остатках, под корой у основания кустарников, деревьев. Местами многочисленен. Этот, и, вероятно, другие близкие (точно не определенные) виды повсеместно обычны в Волгоградской и Астраханской областях практически во всех умеренно влажных местообитаниях, устраивая гнезда в почве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schencki</text:p>
          </table:table-cell>
          <table:table-cell table:style-name="ce1"/>
          <table:table-cell table:style-name="ce1" office:value-type="string">
            <text:p>Emery, 1895</text:p>
          </table:table-cell>
          <table:table-cell table:number-columns-repeated="2"/>
          <table:table-cell table:style-name="ce1" office:value-type="string">
            <text:p>"Транспалеаркт. Волгоградская обл.: Волгоград, Калач-на-Дону, Тингута. Калмыкия: Годжур. Умеренный ксерофил; гнезда в легких почвах на степных склонах, сухих руслах и т.п. Не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slovaca</text:p>
          </table:table-cell>
          <table:table-cell table:style-name="ce1"/>
          <table:table-cell table:style-name="ce1" office:value-type="string">
            <text:p>Sadil, 1951</text:p>
          </table:table-cell>
          <table:table-cell table:number-columns-repeated="2"/>
          <table:table-cell table:style-name="ce1" office:value-type="string">
            <text:p>"Западнопалеарктический (степные районы Палеарктики на восток до Алтая). Калмыкия: Приютное, Годжур, Сарпа. Мезоксерофил. Герпетобионт. Обнаружен в байрачном лесу и в околоводном биотопе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stangeana</text:p>
          </table:table-cell>
          <table:table-cell table:style-name="ce1"/>
          <table:table-cell table:style-name="ce1" office:value-type="string">
            <text:p>Ruzsky, 1902</text:p>
          </table:table-cell>
          <table:table-cell table:number-columns-repeated="2"/>
          <table:table-cell table:style-name="ce1" office:value-type="string">
            <text:p>"Западнопалеарктический (степные районы Палеарктики на восток до В Казахстана). Калмыкия: Волго - Ахтубинская пойма. Галофил. Мезоксерофил. Гнезда в почве. 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bergi</text:p>
          </table:table-cell>
          <table:table-cell table:style-name="ce1"/>
          <table:table-cell table:style-name="ce1" office:value-type="string">
            <text:p>Ruzsky, 1902</text:p>
          </table:table-cell>
          <table:table-cell table:number-columns-repeated="2"/>
          <table:table-cell table:style-name="ce1" office:value-type="string">
            <text:p>"Западнопалеарктический (степные районы Палеарктики на восток до Якутии). Волгоградская обл.: Котлубань, Волгоград (Сарепта), Краснослободск. Калмыкия: Яшалта, Приютное, Элиста, Бургуста, Аргамджа, Лагань, Волго-Ахтубинская пойма. Мезофил. Обычен в открытых ландшафтах у воды часто на засоленном грунте. Гнезда в почве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Myrmicini</text:p>
          </table:table-cell>
          <table:table-cell table:style-name="ce1"/>
          <table:table-cell table:style-name="ce1" office:value-type="string">
            <text:p>Myrmica lobicornis</text:p>
          </table:table-cell>
          <table:table-cell table:style-name="ce1"/>
          <table:table-cell table:style-name="ce1" office:value-type="string">
            <text:p>Nylander, 1846</text:p>
          </table:table-cell>
          <table:table-cell table:number-columns-repeated="2"/>
          <table:table-cell table:style-name="ce1" office:value-type="string">
            <text:p>"Указан М.Д. Рузским (как M. scabrinodis lobicornis): «на горе Бол. Богдо гнездо помещалось на склоне среди типичной степной растительности» [4]. Отсутствует в списке муравьев Нижнего Поволжья [1]. Следует отметить, что находка данного, в целом бореомонтанного вида на территории заповедника вызывает некоторые сомнения (Д.А. Дубовиков, личное сообщение) и требует подтверждения. Возможно, вид был не верно определен М.Д. Рузским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heidolini</text:p>
          </table:table-cell>
          <table:table-cell table:style-name="ce1"/>
          <table:table-cell table:style-name="ce1" office:value-type="string">
            <text:p>Messor structor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table:style-name="ce1" office:value-type="string">
            <text:p>Широко распространенный палеарктический вид, приводился ранее для Нижнего Поволжья как два самостоятельных вида: "Messor rufitarsis (Fabricius, 1804). Западнопалеарктический (семиаридные районы Палеарктики на восток до В Казахстана). Волгоградская обл.: Волгоград, Калач-на-Дону, Тингута. Калмыкия: Яшалта, Приютное, Элиста, Бургуста, Аршань, Лола, Годжур, Сарпа, Ханата, Яшкуль, Адык, Джиджикины, Рыбачий, Цаган - Аман, Волго - Ахтубинская пойма. Ксерофил; гнезда в почве, на б.м. плотном грунте. Обычен в степном и полупустынном ландшафте.; Messor clivorum Ruzsky, 1905. Волгоградская область: Волгоград, Калач-на-Дону, Щербатовка. Калмыкия: Манычский, Яшалта, Городовиковский, Приютное, Элиста, Аршань, Годжур, Ханата, Яшкуль, Лагань, Цаган - Аман. Ксерофил ; гнезда в почве, на б.м. плотном грунте. Обычен в степном и полупустынном ландшафте." - Гребенников, Дубовиков, Савранская, 2002. "Впервые указан в качестве обычного вида М.Д. Рузским как M. structor var. muticus («обыкновенен на обеих Богдо») и M. s. typ. («один муравейник был встречен мной на степи между Шунгаем и горой М. Богдо») [4]. Указан также по сборам А.В. Муханова [6]. По наблюдениям автора, обычен, но несколько реже предыдущего, что отмечал и Рузский: «кой-где встречался и на глинистой степи, хотя реже, чем M. barbarus» [4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heidolini</text:p>
          </table:table-cell>
          <table:table-cell table:style-name="ce1"/>
          <table:table-cell table:style-name="ce1" office:value-type="string">
            <text:p>Messor denticulatus</text:p>
          </table:table-cell>
          <table:table-cell table:style-name="ce1"/>
          <table:table-cell table:style-name="ce1" office:value-type="string">
            <text:p>Kuznetzov-Ugamsky, 1927</text:p>
          </table:table-cell>
          <table:table-cell table:number-columns-repeated="2"/>
          <table:table-cell table:style-name="ce1" office:value-type="string">
            <text:p>"Понтийско-туранский. Волгоградская обл.: Волгоград, Тингута. Астраханская обл.: Досанг. Калмыкия: Приютное, Элиста, Аргамджа, Годжур, Сарпа, Ханата, Октябырьский, Лощина Давана, Яшкуль, Адык, Светлый Ерик, Рыбачий, Морской бирючок, Лагань, Цаган - Аман. Псаммофил; гнезда в легкой, супесчаной и песчаной почве. Обычен в сухих степях и полупустынях." - Гребенников, Дубовиков, Савранская, 2002. "Впервые указан в качестве обычного вида М.Д. Рузским как M. barbarus var. meridionalis [4]: «Бол. Богдо (Гордеев, 6.VIII.1902), горы Бол. и Мал. Богдо, 5 и 8 VI.1902 » [2]. Указан также по сборам А.В. Муханова [6]. По наблюдениям автора, массовый вид в пределах заповедника, один из наиболее обычных муравьев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heidolini</text:p>
          </table:table-cell>
          <table:table-cell table:style-name="ce1"/>
          <table:table-cell table:style-name="ce1" office:value-type="string">
            <text:p>Messor kasakorum</text:p>
          </table:table-cell>
          <table:table-cell table:style-name="ce1"/>
          <table:table-cell table:style-name="ce1" office:value-type="string">
            <text:p>Arnoldi, 1970</text:p>
          </table:table-cell>
          <table:table-cell table:number-columns-repeated="2"/>
          <table:table-cell table:style-name="ce1" office:value-type="string">
            <text:p>"Степи и полупустыни В Палеарктики от Нижнего Поволжья до В Казахстана. С территории региона (Астрахань) описан подвид nadezhdae K. Arnoldi, 1970 (Арнольди, 1970). Калмыкия: Приютное, Яшкуль, Джиджикины. Галофил. Гнезда в почве. 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heidolini</text:p>
          </table:table-cell>
          <table:table-cell table:style-name="ce1"/>
          <table:table-cell table:style-name="ce1" office:value-type="string">
            <text:p>Messor sp.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heidolini</text:p>
          </table:table-cell>
          <table:table-cell table:style-name="ce1"/>
          <table:table-cell table:style-name="ce1" office:value-type="string">
            <text:p>Pheidole pallidula</text:p>
          </table:table-cell>
          <table:table-cell table:style-name="ce1"/>
          <table:table-cell table:style-name="ce1" office:value-type="string">
            <text:p>(Nylander, 1848)</text:p>
          </table:table-cell>
          <table:table-cell table:number-columns-repeated="2"/>
          <table:table-cell table:style-name="ce1" office:value-type="string">
            <text:p>"Западнопалеарктический (в аридных районах). Калмыкия: Элиста, Бургуста, Зултурган. Мезоксерофил. Предпочитаеет умеренно увлажненные стации ( балки, лугово - степные участки ).Редок." - Гребенников, Дубовиков, Савранская, 2002. "Указан М.Д. Рузским: «Мной найден на Малой Богдо» [4]. Примечательно, что данная находка, на сотни километров отстоящая к северу от основного известного ареала вида, в дальнейшем зачастую не рассматривалась [1, 5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heidolini</text:p>
          </table:table-cell>
          <table:table-cell table:style-name="ce1"/>
          <table:table-cell table:style-name="ce1" office:value-type="string">
            <text:p>Stenamma debile</text:p>
          </table:table-cell>
          <table:table-cell table:style-name="ce1"/>
          <table:table-cell table:style-name="Default" office:value-type="string">
            <text:p>(Foerster, 1850)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Cardiocondyla elegans</text:p>
          </table:table-cell>
          <table:table-cell table:style-name="ce1"/>
          <table:table-cell table:style-name="ce1" office:value-type="string">
            <text:p>Emery, 1869</text:p>
          </table:table-cell>
          <table:table-cell table:number-columns-repeated="2"/>
          <table:table-cell table:style-name="ce1" office:value-type="string">
            <text:p>"Западнопалеарктический (в южной полосе от Ц Европы до В Казахстана). Волгоградская обл.: Волгоград (Мечетка). Калмыкия: Приютное, Аршань, Годжур, Адык, Светлый Ерик, Цаган-Аман. Ксерофил. Псаммофил; гнезда в песчаной почве. Не часто, на песчаных массивах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Cardiocondyla stambuloffi</text:p>
          </table:table-cell>
          <table:table-cell table:style-name="ce1"/>
          <table:table-cell table:style-name="ce1" office:value-type="string">
            <text:p>Forel, 1892</text:p>
          </table:table-cell>
          <table:table-cell table:number-columns-repeated="2"/>
          <table:table-cell table:style-name="ce1" office:value-type="string">
            <text:p>"Понтийский. Волгоградская обл.: Котлубань, Н. Рогачик, Волгоград (Сарепта), Краснослободск. Астраханская обл.: Аксарайская. Калмыкия: Яшалта, Приютное, Элиста. Бургуста, Аргамджа, Годжур, Сарпа, Яшкуль, Андратинский, Рыбачий, Светлый Ерик, Артезиан, Морской бирючок, Лагань, Цаган-Аман, Волго - Ахтубинская пойма. Мезоксерофил; предпочитает устраивать гнезда во влажной почве от глинистой до песчаной, нередко засоленной, где многочисленен. Но обычен также в степных и лугово - степных биотопах." - Гребенников, Дубовиков, Савранская, 2002. "Вид ранее не приводился для территории заповедника. По наблюдениям автора, распространен здесь почти повсеместно, столь же обычен, как и в остальном Нижнем Поволжье [1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corticalis</text:p>
          </table:table-cell>
          <table:table-cell table:style-name="ce1"/>
          <table:table-cell table:style-name="ce1" office:value-type="string">
            <text:p>Schenck, 1852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recedens</text:p>
          </table:table-cell>
          <table:table-cell table:style-name="ce1"/>
          <table:table-cell table:style-name="ce1" office:value-type="string">
            <text:p>(Nylander, 1863)</text:p>
          </table:table-cell>
          <table:table-cell table:number-columns-repeated="2"/>
          <table:table-cell table:style-name="ce1" office:value-type="string">
            <text:p>"Средиземноморско-понтийский. Калмыкия: Элиста, Комсомольский, Меклета. Умеренный ксерофил. Герпетобионт. Обнаружен на склонах балок. 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semenovi</text:p>
          </table:table-cell>
          <table:table-cell table:style-name="ce1"/>
          <table:table-cell table:style-name="ce1" office:value-type="string">
            <text:p>Ruzsky, 1903</text:p>
          </table:table-cell>
          <table:table-cell table:number-columns-repeated="2"/>
          <table:table-cell table:style-name="ce1" office:value-type="string">
            <text:p>"Понтийско-туранский. Калмыкия: Приютное. Герпетобионт. Несколько экземпляров обнаружены в стеных и лугово - степных стациях." - Гребенников, Дубовиков, Савранская, 2002. "Вид описан М.Д. Рузским с горы Малое Богдо: «встречен на горе М. Богдо, где гнездился в песчано-каменистой почве, в глубокой норе под камнем» [4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serviculus</text:p>
          </table:table-cell>
          <table:table-cell table:style-name="ce1"/>
          <table:table-cell table:style-name="ce1" office:value-type="string">
            <text:p>(Ruzsky, 1902)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muscorum</text:p>
          </table:table-cell>
          <table:table-cell table:style-name="ce1"/>
          <table:table-cell table:style-name="ce1" office:value-type="string">
            <text:p>(Nylander, 1846)</text:p>
          </table:table-cell>
          <table:table-cell table:number-columns-repeated="2"/>
          <table:table-cell table:style-name="ce1" office:value-type="string">
            <text:p>"Транспалеаркт. Волгоградская обл.: Волгоград (Григорова, Чапурниковская б-ки), Калач-на-Дону. Мезофил; гнезда во влажной гниющей древесине в байрачных лесах. Нередок, но спорадичен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knipovitshi</text:p>
          </table:table-cell>
          <table:table-cell table:style-name="ce1"/>
          <table:table-cell table:style-name="ce1" office:value-type="string">
            <text:p>Karawajew, 1915</text:p>
          </table:table-cell>
          <table:table-cell table:number-columns-repeated="2"/>
          <table:table-cell table:style-name="ce1" office:value-type="string">
            <text:p>"Понтийский. Волгоградская обл.: Волгоград. Калмыкия: Светлый Ерик. Ксерофил; гнезда в почве по остепненным местам. В Калмыкии его поселения связаны с зарослями тамарикса. 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tuberum</text:p>
          </table:table-cell>
          <table:table-cell table:style-name="ce1"/>
          <table:table-cell table:style-name="ce1" office:value-type="string">
            <text:p>(Fabricius, 1775)</text:p>
          </table:table-cell>
          <table:table-cell table:number-columns-repeated="2"/>
          <table:table-cell table:style-name="ce1" office:value-type="string">
            <text:p>"Западнопалеарктический. Волгоградская обл.: Волгоград, Водный, Щербатовка. Умеренный ксерофил; гнезда в почве. Не часто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unifasciatus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table:style-name="ce1" office:value-type="string">
            <text:p>"Европейско-средиземноморский. Волгоградская обл.: Котлубань, Тингута. Калмыкия: Светлый Ерик. Мезофил; гнезда в почве. Не часто. В Калмыкии единичная находка, рабочие собраны на ветках тамарикса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volgensis</text:p>
          </table:table-cell>
          <table:table-cell table:style-name="ce1"/>
          <table:table-cell table:style-name="ce1" office:value-type="string">
            <text:p>Ruzsky, 1905</text:p>
          </table:table-cell>
          <table:table-cell table:number-columns-repeated="2"/>
          <table:table-cell table:style-name="ce1" office:value-type="string">
            <text:p>"Понтийский. Волгоградская обл.: Котлубань. Ксерофил; гнезда в почве в сухих степных стациях. Не часто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nassonovi</text:p>
          </table:table-cell>
          <table:table-cell table:style-name="ce1"/>
          <table:table-cell table:style-name="ce1" office:value-type="string">
            <text:p>(Ruzsky, 1895)</text:p>
          </table:table-cell>
          <table:table-cell table:number-columns-repeated="2"/>
          <table:table-cell table:style-name="ce1" office:value-type="string">
            <text:p>"Указан М.Д. Рузским: «Найден на Большой Богдо, на склоне под камнем» [4]. Отсутствует в списке муравьев Нижнего Поволжья [1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oxenini</text:p>
          </table:table-cell>
          <table:table-cell table:style-name="ce1"/>
          <table:table-cell table:style-name="ce1" office:value-type="string">
            <text:p>Temnothorax sp.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Solenopsidini</text:p>
          </table:table-cell>
          <table:table-cell table:style-name="ce1"/>
          <table:table-cell table:style-name="ce1" office:value-type="string">
            <text:p>Мonomorium sp.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"Вид указан М.Д. Рузским как M. salomonis (Linnaeus, 1758) [4]: «этот вид, который мне известен из Закавказья и Закаспийской области, я нашел на степи у подножия Бол. Богдо». Поскольку M. salomonis в современном его понимании ограничен в распространении Западной Европой и Средиземноморьем, находка Рузского, вероятно, относится к одному из среднеазиатских видов данной группы. В более поздней литературе, включая «Определитель» [5], находка не упоминается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Solenopsidini</text:p>
          </table:table-cell>
          <table:table-cell table:style-name="ce1"/>
          <table:table-cell table:style-name="ce1" office:value-type="string">
            <text:p>Monomorium pharaonis</text:p>
          </table:table-cell>
          <table:table-cell table:style-name="ce1"/>
          <table:table-cell table:style-name="ce1" office:value-type="string">
            <text:p>(Linnaeus, 1758)</text:p>
          </table:table-cell>
          <table:table-cell table:number-columns-repeated="2"/>
          <table:table-cell office:value-type="string">
            <text:p>"Космополит. Синантроп. Повсеместно в жилищах человека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Solenopsidini</text:p>
          </table:table-cell>
          <table:table-cell table:style-name="ce1"/>
          <table:table-cell table:style-name="ce1" office:value-type="string">
            <text:p>Мonomorium barbatulum</text:p>
          </table:table-cell>
          <table:table-cell table:style-name="ce1"/>
          <table:table-cell table:style-name="ce1" office:value-type="string">
            <text:p>Mayr, 1877</text:p>
          </table:table-cell>
          <table:table-cell table:number-columns-repeated="2"/>
          <table:table-cell office:value-type="string">
            <text:p>"Туранский. Астраханская обл.: Досанг. Ксерофил. Псаммофил; гнезда в песчаной почве. Обычен в песчаной пустыне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Solenopsidini</text:p>
          </table:table-cell>
          <table:table-cell table:style-name="ce1"/>
          <table:table-cell table:style-name="ce1" office:value-type="string">
            <text:p>Solenopsis fugax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office:value-type="string">
            <text:p>"Западнопалеарктический (аридные, семиаридные регионы). Волгоградская обл.: Волгоград (Мечетка), Калач-на-Дону, Котлубань. Астраханская обл.: Досанг. Калмыкия: Яшалта, Городовиковский, Приютное, Элиста, Лола, Яшкуль, Светлый Ерик, Лагань. Мезоксерофил; гнезда в почве. Обычен в степных, полупустынных и сухих луговых стациях." - Гребенников, Дубовиков, Савранская, 2002. "В первой из сводок М.Д. Рузского [4] приводится (как «Solenopsis fugax») для Малого Богдо («в Индерских горах и на Мал. Богдо обыкновенен»). Однако в следующей работе [2] приводится уже (как «Solenopsis fugax orientalis nov. subsp.») для Большого Богдо («гора Б. Богдо (1902)»). Таким образом, не вполне ясно, в какой из местностей Рузский собирал материал, относящийся к данному виду. Автор считает возможным привести данный обычный для Нижнего Поволжья вид [1] в основном нумерованном перечне муравьев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Solenopsidini</text:p>
          </table:table-cell>
          <table:table-cell table:style-name="ce1"/>
          <table:table-cell table:style-name="ce1" office:value-type="string">
            <text:p>Solenopsis sp.</text:p>
          </table:table-cell>
          <table:table-cell table:style-name="ce1" table:number-columns-repeated="2"/>
          <table:table-cell table:number-columns-repeated="2"/>
          <table:table-cell office:value-type="string">
            <text:p>"Пока не определенный точнее вид рода (однако, несомненно, не S. fugax) собран автором во время лета близ горы Большое Богдо в мае 2013 г. (крылатые самцы и самки)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leutomyrmex sp.</text:p>
          </table:table-cell>
          <table:table-cell table:style-name="ce1" table:number-columns-repeated="2"/>
          <table:table-cell table:number-columns-repeated="2"/>
          <table:table-cell office:value-type="string">
            <text:p>"Волгоградская обл.: Котлубань. Единичная находка. Представитель рода, ранее известного лишь по единичным находкам из Западной Европы и Копетдага, впервые приводимого для фауны России. Гнездовой паразит Tetramorium caespitum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inerme</text:p>
          </table:table-cell>
          <table:table-cell table:style-name="ce1"/>
          <table:table-cell table:style-name="ce1" office:value-type="string">
            <text:p>Mayr, 1877</text:p>
          </table:table-cell>
          <table:table-cell table:number-columns-repeated="2"/>
          <table:table-cell office:value-type="string">
            <text:p>"Туранский. Приводился для Нижнего Поволжья (гора Бол. Богдо) Рузским (Радченко, 1992, Дубовиков, 1999). Калмыкия: Ханата, Артезиан . Мезоксерофил. В Нижнем Поволжье редок." - Гребенников, Дубовиков, Савранская, 2002. "Указан М.Д. Рузским (как T. caespitum inerme): «Больш. и Мал. Богдо» [4], «горы Бол. и Мал. Богдо, 6-8.VI.1902» [2]. Позднее здесь не выявлялся [1]. Отсутствует в последнем перечне муравьев заповедника [6]." - Гребенников, 2013.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ferox</text:p>
          </table:table-cell>
          <table:table-cell table:style-name="ce1"/>
          <table:table-cell table:style-name="ce1" office:value-type="string">
            <text:p>Ruzsky, 1903</text:p>
          </table:table-cell>
          <table:table-cell table:number-columns-repeated="2"/>
          <table:table-cell office:value-type="string">
            <text:p>"Западнопалеарктический (аридные районы). Волгоградская обл.: Эльтон. Калмыкия: Приютное, Элиста, Бургуста, Годжур, Сарпа, Андратинский, Цаган - Аман. Мезоксерофил. Поселяется в луговых, степных и полупустынных биотопах, устраивая гнезда в почве. Обычен." - Гребенников, Дубовиков, Савранская, 2002. "Приводится по сборам А.В. Муханова [6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forte</text:p>
          </table:table-cell>
          <table:table-cell table:style-name="ce1"/>
          <table:table-cell table:style-name="ce1" office:value-type="string">
            <text:p>Forel, 1903</text:p>
          </table:table-cell>
          <table:table-cell table:number-columns-repeated="2"/>
          <table:table-cell office:value-type="string">
            <text:p>"Западнопалеарктический (аридные районы). Волгоградская обл.: Эльтон. Калмыкия: Манычский, Яшалта, Приютное, Элиста, Бургуста, Аршань, Аргамджа, Лола, Годжур. Мезоксерофил. Предпочитает лугово - степные стации. Сравнительно редок." - Гребенников, Дубовиков, Савранская, 2002. "Приводится по сборам А.В. Муханова [6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semilaeve</text:p>
          </table:table-cell>
          <table:table-cell table:style-name="ce1"/>
          <table:table-cell table:style-name="ce1" office:value-type="string">
            <text:p>Andre, 1881</text:p>
          </table:table-cell>
          <table:table-cell table:number-columns-repeated="2"/>
          <table:table-cell office:value-type="string">
            <text:p>"Средиземноморско-туранский. Волгоградская обл.: Эльтон. Калмыкия: Яшалта, Приютное, Элиста, Бургуста, Аршань, Аргамджа, Годжур,Сарпа, Октябрьский, Лощина давана, Волго - Ахтубинская пойма . Мезоксерофил. Герпетобионт. Обычен в степных и луговых местообитаниях." - Гребенников, Дубовиков, Савранская, 2002. "Приводится по сборам А.В. Муханова [6] как «T. cf. semilaeve». Нахождение данного широко распространенного в Нижнем Поволжье [1] вида в заповеднике предсказуемо, но требует дополнительного подтверждения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caespitum</text:p>
          </table:table-cell>
          <table:table-cell table:style-name="ce1"/>
          <table:table-cell table:style-name="ce1" office:value-type="string">
            <text:p>(Linnaeus, 1758)</text:p>
          </table:table-cell>
          <table:table-cell table:number-columns-repeated="2"/>
          <table:table-cell office:value-type="string">
            <text:p>"Западнопалеарктический (в умеренно влажных ландшафтах и биотопах от Заполярья до пустынь). Мезофил. Волгоградская обл.: Краснослободск, Калач-на-Дону, Котлубань, Эльтон. Калмыкия: повсеместно. Эврибионт. Заселяет разнообразные ксерофитные и мезофитные стации. Всюду обычен." - Гребенников, Дубовиков, Савранская, 2002. "Впервые указан в качестве обычного вида М.Д. Рузским как T. caespitum («очень обыкновенен на глинистой степи, а также на Б. и М. Богдо») и T. c. var. punicum («найдена мной … на Бол. Богдо») [4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densopilosum</text:p>
          </table:table-cell>
          <table:table-cell table:style-name="ce1"/>
          <table:table-cell table:style-name="ce1" office:value-type="string">
            <text:p>Radtschenko et Arakelian, 1990</text:p>
          </table:table-cell>
          <table:table-cell table:number-columns-repeated="2"/>
          <table:table-cell office:value-type="string">
            <text:p>"Волгоградская обл.: Щербатовка. Единичная находка (одна самка); ранее был известен лишь по типовой серии из Закавказья. Приводится впервые для фауны России и Европы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Tetramorium sp.</text:p>
          </table:table-cell>
          <table:table-cell table:style-name="ce1" table:number-columns-repeated="2"/>
          <table:table-cell table:number-columns-repeated="1018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Strongylognathus christophi</text:p>
          </table:table-cell>
          <table:table-cell table:style-name="ce1"/>
          <table:table-cell table:style-name="ce1" office:value-type="string">
            <text:p>Emery, 1889</text:p>
          </table:table-cell>
          <table:table-cell table:number-columns-repeated="2"/>
          <table:table-cell office:value-type="string">
            <text:p>"От В Украины до В Казахстана. Описан с территории Нижнего Поволжья (Сарепта) - Радченко, 1991. Калмыкия: Элиста. Гнездовой паразит Tetramorium. Единичная находка." - Гребенников, Дубовиков, Савранская, 2002. "Указан М.Д. Рузским: «найден … на Б. Богдо» [4], «гора Бол. Богдо, 8.VI.1902» [2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etramoriini</text:p>
          </table:table-cell>
          <table:table-cell table:style-name="ce1"/>
          <table:table-cell table:style-name="ce1" office:value-type="string">
            <text:p>Strongylognathus testaceus</text:p>
          </table:table-cell>
          <table:table-cell table:style-name="ce1"/>
          <table:table-cell table:style-name="ce1" office:value-type="string">
            <text:p>(Schenck, 1852)</text:p>
          </table:table-cell>
          <table:table-cell table:number-columns-repeated="2"/>
          <table:table-cell office:value-type="string">
            <text:p>"От Ср. Европы до ЮЗ Сибири. Калмыкия: Годжур, Октябрьский, Волго - Ахтубинская пойма. Мезофил; гнездовой паразит Tetramorium caespitum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Dolichoderini</text:p>
          </table:table-cell>
          <table:table-cell table:style-name="ce1"/>
          <table:table-cell table:style-name="ce1" office:value-type="string">
            <text:p>Hypoclinea quadripunctata</text:p>
          </table:table-cell>
          <table:table-cell table:style-name="ce1"/>
          <table:table-cell table:style-name="ce1" office:value-type="string">
            <text:p>(Latreille, 1792)</text:p>
          </table:table-cell>
          <table:table-cell table:number-columns-repeated="2"/>
          <table:table-cell office:value-type="string">
            <text:p>"Западнопалеарктический. Волгоградская обл.: Волгоград, Щербатовка, Калач-на-Дону, Краснослободск, Котлубань, Водный. Астраханская обл.: Бол. Богдо. Калмыкия: Лагань, Волго - Ахтубинская пойма. Дендробионт; гнезда в сухих мертвых ветвях деревьев. Обычен." - Гребенников, Дубовиков, Савранская, 2002. "Впервые приводился по сборам автора [1]. Однако современное наличие и распространение данного облигатного дендрофила в заповеднике требует уточнения. В 2007 – 2008 годах в результате сильных пожаров значительная часть древесной растительности в окрестностях озера Баскунчак погибла. Популяция, найденная автором в 90-е годы ХХ века, находилась в одном из массивов, уничтоженных пожаром. Таким образом, необходим поиск новых мест обитания вида в заповеднике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Bothriomyrmecini</text:p>
          </table:table-cell>
          <table:table-cell table:style-name="ce1"/>
          <table:table-cell table:style-name="ce1" office:value-type="string">
            <text:p>Воthriomyrmex sp.</text:p>
          </table:table-cell>
          <table:table-cell table:style-name="ce1" table:number-columns-repeated="2"/>
          <table:table-cell table:number-columns-repeated="2"/>
          <table:table-cell office:value-type="string">
            <text:p>"Калмыкия: Приютное, Элиста. Мезоксерофил. Герпетобионт. 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apinomini</text:p>
          </table:table-cell>
          <table:table-cell table:style-name="ce1"/>
          <table:table-cell table:style-name="ce1" office:value-type="string">
            <text:p>Tapinoma ambiguum</text:p>
          </table:table-cell>
          <table:table-cell table:style-name="ce1"/>
          <table:table-cell table:style-name="ce1" office:value-type="string">
            <text:p>Emery, 1925</text:p>
          </table:table-cell>
          <table:table-cell table:number-columns-repeated="2"/>
          <table:table-cell office:value-type="string">
            <text:p>"Западнопалеарктический. Волгоградская обл.: Волгоград (Сарепта). Калмыкия: Яшалта, Городовиковский, Приютное. Элиста, Аршань, Годжур, Рыбачий. Мезоксерофил; гнезда в почве. Редок." - Гребенников, Дубовиков, Савранская, 2002.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apinomini</text:p>
          </table:table-cell>
          <table:table-cell table:style-name="ce1"/>
          <table:table-cell table:style-name="ce1" office:value-type="string">
            <text:p>Tapinoma erraticum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office:value-type="string">
            <text:p>"Западнопалеарктический. Волгоградская обл.: Калач-на-Дону, Щербатовка, Тингута. Астраханская обл.: Бол. Богдо. Калмыкия: Манычский, Яшалта, Приютное, Элиста. Бургуста, Аршань, Аргамджа, Лола, Годжур, Ханата, Яшкуль, Рыбачий, Лагань. Мезоксерофил; гнезда в почве на степных склонах и сухих лугах. Обычен." - Гребенников, Дубовиков, Савранская, 2002. "Впервые приводился по сборам автора [1]. По современным наблюдениям, один из обычных муравьев на большей части территории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apinomini</text:p>
          </table:table-cell>
          <table:table-cell table:style-name="ce1"/>
          <table:table-cell table:style-name="ce1" office:value-type="string">
            <text:p>Tapinoma sp.</text:p>
          </table:table-cell>
          <table:table-cell table:style-name="ce1" table:number-columns-repeated="2"/>
          <table:table-cell table:number-columns-repeated="1018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Tapinomini</text:p>
          </table:table-cell>
          <table:table-cell table:style-name="ce1"/>
          <table:table-cell table:style-name="ce1" office:value-type="string">
            <text:p>Liometopum microcephalum</text:p>
          </table:table-cell>
          <table:table-cell table:style-name="ce1"/>
          <table:table-cell table:style-name="ce1" office:value-type="string">
            <text:p>(Panzer, 1798)</text:p>
          </table:table-cell>
          <table:table-cell table:number-columns-repeated="2"/>
          <table:table-cell office:value-type="string">
            <text:p>"Западнопалеарктический реликтовый вид. Волгоградская обл.: Волгоград (Григорова, Чапурниковская б-ки), Краснослободск. Калмыкия: Цаган - Аман, Волго - Ахтубинская пойма. Дендробионт; гнезда в сухих мертвых ветвях деревьев. Редок и спорадичен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Plagiolepidini</text:p>
          </table:table-cell>
          <table:table-cell table:style-name="ce1"/>
          <table:table-cell table:style-name="ce1" office:value-type="string">
            <text:p>Plagiolepis taurica</text:p>
          </table:table-cell>
          <table:table-cell table:style-name="ce1"/>
          <table:table-cell table:style-name="ce1" office:value-type="string">
            <text:p>Santschi, 1920</text:p>
          </table:table-cell>
          <table:table-cell table:number-columns-repeated="2"/>
          <table:table-cell office:value-type="string">
            <text:p>"Западнопалеарктический (аридные, семиаридные регионы). Волгоградская обл.: Волгоград, Краснослободск, Калач-на-Дону, Щербатовка. Астраханская обл.: Бол. Богдо, Досанг. Калмыкия: Яшалта. Приютное. Элиста. Аршань, Годжур, Сарпа, Адык, Рыбачий. Цаган - Аман. Ксерофил; гнезда в почве в степных и полупустынных ландшафтах. Обычен." - Гребенников, Дубовиков, Савранская, 2002. "Впервые указан в качестве обычного вида М.Д. Рузским как P. pygmaea («чрезвычайно обыкновенный во всей Киргизской степи, … Б. и М. Богдо») и P. p. var. pallescens («найден на горе Б. Богдо») [4]. По современным наблюдениям, один из обычных муравьев на большей части территории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fallax</text:p>
          </table:table-cell>
          <table:table-cell table:style-name="ce1"/>
          <table:table-cell table:style-name="ce1" office:value-type="string">
            <text:p>(Nylander, 1856)</text:p>
          </table:table-cell>
          <table:table-cell table:number-columns-repeated="2"/>
          <table:table-cell office:value-type="string">
            <text:p>"Европейско-средиземноморский. Волгоградская обл.: Волгоград, Краснослободск, Калач-на-Дону, Щербатовка, Тингута, Водный, Котлубань. Калмыкия: Яшалта, Элиста, Волго - Ахтубинская пойма. Дендробионт; гнезда в мертвых сухих ветвях деревьев. Обычен." - Гребенников, Дубовиков, Савранская, 2002. "Несколько рабочих этого вида были собраны автором на стволе вяза в бывшем поселке НИАГЛОС на участке «Зеленый сад» в 2013 г. Возможно, встречается шире либо встречался шире ранее, однако в связи с массовой гибелью древесной растительности в 2007 – 2008 гг. (см. также выше), распространение данного дендрофильного вида требует уточнения." - Гребенников, 2013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aethiops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office:value-type="string">
            <text:p>"Западнопалеарктический (аридные, семиаридные регионы). Волгоградская обл.: Волгоград, Калач-на-Дону, Щербатовка. Калмыкия: Яшалта. Приютное. Элиста. Аршань, Сарпа. Ксерофил; гнезда в почве в степных и полупустынных ландшафтах. Обычен." - Гребенников, Дубовиков, Савранская, 2002. "Рабочие этого вида были собраны автором кошением на растительности и в ночное время на почве в нескольких пунктах заповедника в 2013 г." - Гребенников, 2013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piceus</text:p>
          </table:table-cell>
          <table:table-cell table:style-name="ce1"/>
          <table:table-cell table:style-name="ce1" office:value-type="string">
            <text:p>(Leach, 1825)</text:p>
          </table:table-cell>
          <table:table-cell table:number-columns-repeated="2"/>
          <table:table-cell office:value-type="string">
            <text:p>"Западнопалеарктический (аридные, семиаридные регионы). Волгоградская обл.: Волгоград, Калач-на-дону, Щербатовка, Водный. Астраханская обл.: Бол. Богдо. Калмыкия: Манычский, Яшалта. Приютное, Элиста. Аршань, Лола, Годжур. Ксерофил; гнезда в почве в степных и полупустынных ландшафтах. Обычен." - Гребенников, Дубовиков, Савранская, 2002. "По современным наблюдениям, один из обычных муравьев на большей части территории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fedtschenkoi</text:p>
          </table:table-cell>
          <table:table-cell table:style-name="ce1"/>
          <table:table-cell table:style-name="ce1" office:value-type="string">
            <text:p>Mayr, 1877</text:p>
          </table:table-cell>
          <table:table-cell table:number-columns-repeated="2"/>
          <table:table-cell office:value-type="string">
            <text:p>"Турано-хорасанский. Ксерофил, псаммофил; гнезда в почве. Астраханская обл.: Бол. Богдо. Обычен на небольшом изолированном участке песчаной пустыни, однако более нигде не отмечен." - Гребенников, Дубовиков, Савранская, 2002. "Впервые приводился по сборам автора [1] как редкий вид («...»). В действительности (по данным 2013 года), по-видимому, является обычным и характерным для заповедника видом. Примечательно, однако, что все известные пока находки вида сделаны либо непосредственно на горе Большое Богдо, либо близ нее (балка Кордон). Распространение и особенности биологии вида в заповеднике требуют уточнения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turcestanicus</text:p>
          </table:table-cell>
          <table:table-cell table:style-name="ce1"/>
          <table:table-cell table:style-name="ce1" office:value-type="string">
            <text:p>Emery, 1887</text:p>
          </table:table-cell>
          <table:table-cell table:number-columns-repeated="2"/>
          <table:table-cell office:value-type="string">
            <text:p>Турано-хорасанский. Калмыкия: Гагарина. Единичная находка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turkestanus</text:p>
          </table:table-cell>
          <table:table-cell table:style-name="ce1"/>
          <table:table-cell table:style-name="ce1" office:value-type="string">
            <text:p>Andre, 1881</text:p>
          </table:table-cell>
          <table:table-cell table:number-columns-repeated="2"/>
          <table:table-cell office:value-type="string">
            <text:p>Турано-хорасанский пустынный вид. Астраханская обл.: Янго-Аскер. Единичная случайная находка. "Исследования 2013 года показали широкое распространение данного вида в заповеднике. Вид найден на горе Большое Богдо, близ урочища «Серебристые тополя» и на участке «Зеленый сад» (здесь в конце июня отмечен ночной лет крылатых самок на свет)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Camponotini</text:p>
          </table:table-cell>
          <table:table-cell table:style-name="ce1"/>
          <table:table-cell table:style-name="ce1" office:value-type="string">
            <text:p>Camponotus vagus</text:p>
          </table:table-cell>
          <table:table-cell table:style-name="ce1"/>
          <table:table-cell table:style-name="ce1" office:value-type="string">
            <text:p>(Scopoli, 1763)</text:p>
          </table:table-cell>
          <table:table-cell table:number-columns-repeated="2"/>
          <table:table-cell office:value-type="string">
            <text:p>"Западнопалеарктический. Волгоградская обл.: Волгоград, Щербатовка, Краснослободск, Качалино. Астраханская обл.: Досанг. Калмыкия: Цаган - Аман, Волго - Ахтубинская пойма. Дендробионт; гнезда в мертвой сухой древесине. Обычен в лесах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pressilabris</text:p>
          </table:table-cell>
          <table:table-cell table:style-name="ce1"/>
          <table:table-cell table:style-name="ce1" office:value-type="string">
            <text:p>Nylander, 1846</text:p>
          </table:table-cell>
          <table:table-cell table:number-columns-repeated="2"/>
          <table:table-cell office:value-type="string">
            <text:p>"Европейский (от тайги до юга степей). Волгоградская обл.: Тингута. Мезофил. Единичная находка гнезда в байрачном лесу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sanguinea</text:p>
          </table:table-cell>
          <table:table-cell table:style-name="ce1"/>
          <table:table-cell table:style-name="ce1" office:value-type="string">
            <text:p>Latreille, 1798</text:p>
          </table:table-cell>
          <table:table-cell table:number-columns-repeated="2"/>
          <table:table-cell office:value-type="string">
            <text:p>"Транспалеаркт. Волгоградская обл.: Волгоград, Тингута, Качалино, Котлубань. Калмыкия: Яшалта. Волго - Ахтубинская пойма. Факультативный "рабовладелец", использует рабочих Formica (Serviformica). Мезоксерофил; гнезда в почве по сколнам, кустарникам и т. п. Не часто." - Гребенников, Дубовиков, Савранская, 2002. "Одно гнездо выявлено близ урочища «Серебристые тополя» у юго-восточного берега озера Баскунчак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truncorum</text:p>
          </table:table-cell>
          <table:table-cell table:style-name="ce1"/>
          <table:table-cell table:style-name="ce1" office:value-type="string">
            <text:p>Fabricius, 1804</text:p>
          </table:table-cell>
          <table:table-cell table:number-columns-repeated="2"/>
          <table:table-cell office:value-type="string">
            <text:p>"Транспалеаркт. Волгоградская обл.: Котлубань, Краснослободск. Редок. Мезофил; гнезда в пойменных лесах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pratensis</text:p>
          </table:table-cell>
          <table:table-cell table:style-name="ce1"/>
          <table:table-cell table:style-name="ce1" office:value-type="string">
            <text:p>Retzius, 1783</text:p>
          </table:table-cell>
          <table:table-cell table:number-columns-repeated="2"/>
          <table:table-cell office:value-type="string">
            <text:p>"Транспалеаркт. Волгоградская обл.: Волгоград, Краснослободск, Калач-на-Дону, Щербатовка, Тингута. Калмыкия: Годжур. Мезофил; гнезда в почве в лесах различного типа, по склонам, опушкам. Обычен в Волгоградской области, в южной части региона редок либо отсутствует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rufa</text:p>
          </table:table-cell>
          <table:table-cell table:style-name="ce1"/>
          <table:table-cell table:style-name="ce1" office:value-type="string">
            <text:p>Linnaeus, 1761</text:p>
          </table:table-cell>
          <table:table-cell table:number-columns-repeated="2"/>
          <table:table-cell office:value-type="string">
            <text:p>"Транспалеаркт. Волгоградская обл.: Волгоград (Чапурниковская б-ка), Краснослободск. Мезофил; в лесах. Не часто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fusca</text:p>
          </table:table-cell>
          <table:table-cell table:style-name="ce1"/>
          <table:table-cell table:style-name="ce1" office:value-type="string">
            <text:p>Linnaeus, 1758</text:p>
          </table:table-cell>
          <table:table-cell table:number-columns-repeated="2"/>
          <table:table-cell office:value-type="string">
            <text:p>"Голарктика. Волгоградская обл.: Волгоград (Гумрак), Калач-на-дону, Щербатовка. Мезофил; гнезда в почве в байрачных лесах. Нередок, но спорадичен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imitans</text:p>
          </table:table-cell>
          <table:table-cell table:style-name="ce1"/>
          <table:table-cell table:style-name="ce1" office:value-type="string">
            <text:p>Ruzsky, 1902</text:p>
          </table:table-cell>
          <table:table-cell table:number-columns-repeated="2"/>
          <table:table-cell office:value-type="string">
            <text:p>"Понтийско-туранский. Ворлгоградская обл.: Волгоград, Краснослободск, Калач-на-Дону, Тингута, Котлубань. Астраханская обл.: Бол. Богдо. Калмыкия: Приютное. Мезоксерофил; гнезда в почве - в сухих и умеренно влажных стациях. Обычен." - Гребенников, Дубовиков, Савранская, 2002. "Впервые указан М.Д. Рузским как F. cinerea var. imitans («несколько экземпляров были встречены на склоне оврага, среди целинной степи, у подошвы Бол. Богдо») [4]. Позднее приводился по сборам автора [1]. Нередкий вид на территории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subpilosa</text:p>
          </table:table-cell>
          <table:table-cell table:style-name="ce1"/>
          <table:table-cell table:style-name="ce1" office:value-type="string">
            <text:p>Ruzsky, 1902</text:p>
          </table:table-cell>
          <table:table-cell table:number-columns-repeated="2"/>
          <table:table-cell office:value-type="string">
            <text:p>"Понтийско-туранский. Волгоградская обл.: Краснослободск. Астраханская обл.: Досанг. Калмыкия: Элиста, Аргамджа, Годжур, Сарпа, Октябрьский, Яшкуль, Светлый Ерик, Андратинский, Морской бирючок, Лагань, Красинское, Цаган-Аман, Волго - Ахтубинская пойма. Мезогигрофил; гнезда в почве у воды. Обычен в по берегам рек и озер в полупустынной полосе." - Гребенников, Дубовиков, Савранская, 2002. "Обычен у пруда в нижней части балки Кордон и у озера Карасун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cunicularia</text:p>
          </table:table-cell>
          <table:table-cell table:style-name="ce1"/>
          <table:table-cell table:style-name="ce1" office:value-type="string">
            <text:p>Latreille, 1798</text:p>
          </table:table-cell>
          <table:table-cell table:number-columns-repeated="2"/>
          <table:table-cell office:value-type="string">
            <text:p>"Западнопалеарктический. Волгоградская обл.: Котлубань, Волгоград. Калмыкия: Маныский. Яшалта, Городовиковский, Приютное, Элиста, Бургуста, Аршань, Лола, Годжур, Сарпа, Лощина Давана, Светлый Ерик, Лагань. Мезоксерофил; гнезда в почве. Обычен в умеренно сухих и влажных стациях." - Гребенников, Дубовиков, Савранская, 2002. "В 2013 г. рабочие этого вида собраны автором при кошении на растительности в двух пунктах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Formica rufibarbis</text:p>
          </table:table-cell>
          <table:table-cell table:style-name="ce1"/>
          <table:table-cell table:style-name="ce1" office:value-type="string">
            <text:p>Fabricius, 1793</text:p>
          </table:table-cell>
          <table:table-cell table:number-columns-repeated="2"/>
          <table:table-cell office:value-type="string">
            <text:p>"Западнопалеарктический. Волгоградская обл.: Котлубань, Волгоград (Сарепта), Трехостровская, Щербатовка. Калмыкия: Яшалта, Приютное, Элиста, Годжур, Яшкуль, Светлый Ерик, Красинское. Мезоксерофил; гнезда в почве, предпочитает более влажные стации, нежели F. cunicularia. Обычен." - Гребенников, Дубовиков, Савранская, 2002. "Впервые указан М.Д. Рузским («на Малой Богдо и у Баскунчакского озера») [4]. Автором достоверно не найден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Cataglyphis aenescens</text:p>
          </table:table-cell>
          <table:table-cell table:style-name="ce1"/>
          <table:table-cell table:style-name="ce1" office:value-type="string">
            <text:p>(Nylander, 1849)</text:p>
          </table:table-cell>
          <table:table-cell table:number-columns-repeated="2"/>
          <table:table-cell office:value-type="string">
            <text:p>"Транспалеаркт (в аридных и семиаридных районах). Повсеместно. Ксерофил; гнезда в почвах - от глинистых до песчаных, со слабым травостоем. Один из наиболее обычных видов." - Гребенников, Дубовиков, Савранская, 2002. "Впервые указан в качестве обычного вида М.Д. Рузским как Myrmecocystus cursor var. caspius («на горах Б. и М. Богдо он обыкновенен») [4]. Позднее указывался по сборам А.В. Муханова [6]. По наблюдениям автора, наиболее массовый и распространенный вид муравьев заповедника, встречающийся по всей территории и почти во всех стациях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Cataglyphis pallidus</text:p>
          </table:table-cell>
          <table:table-cell table:style-name="ce1"/>
          <table:table-cell table:style-name="ce1" office:value-type="string">
            <text:p>Mayr, 1877</text:p>
          </table:table-cell>
          <table:table-cell table:number-columns-repeated="2"/>
          <table:table-cell office:value-type="string">
            <text:p>"Туранский (встречается также в Дагестане и Закавказье). Астраханская обл.: Досанг. Единичная находка в песчаной пустыне. Ксерофил, псаммофил (гнезда в песчаной почве)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Proformica epinotalis</text:p>
          </table:table-cell>
          <table:table-cell table:style-name="ce1"/>
          <table:table-cell table:style-name="ce1" office:value-type="string">
            <text:p>Kuznetzov-Ugamsky, 1927</text:p>
          </table:table-cell>
          <table:table-cell table:number-columns-repeated="2"/>
          <table:table-cell office:value-type="string">
            <text:p>"Транспалеаркт (в аридных и семиаридных районах). Волгоградская обл.: Котлубань. Астраханская обл.: Бол. Богдо. Калмыкия: Яшалта, Приютное, Элиста, Бургуста, Аршань, Лола, Годжур, Сарпа, Ханата, Октябрьский, Яшкуль, Адык, Комсомольский, Цаган - Аман. Ксерофил; гнезда в почве. Обычен." - Гребенников, Дубовиков, Савранская, 2002. "Впервые указан в качестве обычного вида М.Д. Рузским как Formica (Proformica) nasuta («обыкновенен в Киргизской степи на Бол. и Мал. Богдо») [4]. Позднее указывался по сборам автора [1]. По современным наблюдениям – обычный, широко распространенный вид муравьев заповедника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Polyergus rufescens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office:value-type="string">
            <text:p>"Западнопалеарктический. Волгоградская обл.: Щербатовка, Котлубань, Эльтон. Калмыкия: Элиста, Годжур. Мезоксерофил. "Рабовладелец", использует рабочих Formica (Serviformica). Не часто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Formicini</text:p>
          </table:table-cell>
          <table:table-cell table:style-name="ce1"/>
          <table:table-cell table:style-name="ce1" office:value-type="string">
            <text:p>Rossomyrmex proformicarum</text:p>
          </table:table-cell>
          <table:table-cell table:style-name="ce1"/>
          <table:table-cell table:style-name="ce1" office:value-type="string">
            <text:p>K.Arnoldi, 1928</text:p>
          </table:table-cell>
          <table:table-cell table:number-columns-repeated="2"/>
          <table:table-cell office:value-type="string">
            <text:p>"Сухие степи и полупустыни от Ростовской обл. до В Казахстана. Калмыкия: Октябрьский. Единичная находка. "Рабовладелец", использует рабочих Proformica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fuliginosus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office:value-type="string">
            <text:p>"Транспалеаркт. Волгоградская обл.: Волгоград, Калач-на-Дону, Щербатовка. Дендробионт; гнезда в мертвых сухих ветвях деревьев. Нередок в байрачных лесах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niger</text:p>
          </table:table-cell>
          <table:table-cell table:style-name="ce1"/>
          <table:table-cell table:style-name="ce1" office:value-type="string">
            <text:p>(Linnaeus, 1758)</text:p>
          </table:table-cell>
          <table:table-cell table:number-columns-repeated="2"/>
          <table:table-cell office:value-type="string">
            <text:p>"Западнопалеарктический (на восток до Монголии). Волгоградская обл.: Волгоград, Краснослободск. Мезофил; гнезда в почве в умеренно влажных стациях. Нередок." - Гребенников, Дубовиков, Савранская, 2002. "Собран автором при кошении на растительности на участке «Зеленый сад»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platythorax</text:p>
          </table:table-cell>
          <table:table-cell table:style-name="ce1"/>
          <table:table-cell table:style-name="ce1" office:value-type="string">
            <text:p>Seifert, 1991</text:p>
          </table:table-cell>
          <table:table-cell table:number-columns-repeated="2"/>
          <table:table-cell office:value-type="string">
            <text:p>"Западнопалеарктический (на восток до З Сибири). Волгоградская обл.: Щербатовка, Котлубань, Водный, Тингута. Мезофил; гнезда в почве на лугах и т. п. Не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alienus</text:p>
          </table:table-cell>
          <table:table-cell table:style-name="ce1"/>
          <table:table-cell table:style-name="ce1" office:value-type="string">
            <text:p>Foerster, 1850</text:p>
          </table:table-cell>
          <table:table-cell table:number-columns-repeated="2"/>
          <table:table-cell office:value-type="string">
            <text:p>"Европейско-средиземноморский. Волгоградская обл.: Щербатовка, Водный, Котлубань, Тингута. Калмыкия: Манычский, Яшалта, Городовиковский, Приютное, Элиста, Аршань, Лола, Годжур, Сарпа, Полынное, Светлый Ерик, Рыбачий, Андратинский, Волго - Ахтубинская пойма. Мезоксерофил; гнезда в почве. Нередок." - Гребенников, Дубовиков, Савранская, 2002. "Впервые указан в качестве обычного вида М.Д. Рузским («всюду обыкновенен»; «крылатых самок я нашел на вершине Бол. Богдо 8.VI, в гнезде под камнем»; «доставлен был мне Т.П. Гордеевым с Б. Богдо») [4]. Вероятно, не редкий вид в заповеднике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paralienus</text:p>
          </table:table-cell>
          <table:table-cell table:style-name="ce1"/>
          <table:table-cell table:style-name="ce1" office:value-type="string">
            <text:p>Seifert, 1992</text:p>
          </table:table-cell>
          <table:table-cell table:number-columns-repeated="2"/>
          <table:table-cell office:value-type="string">
            <text:p>"Европейско-средиземноморский. Волгоградская обл.: Калач-на-Дону, Котлубань. Мезофил; гнезда в почве, в более влажных стациях, нежели L. alienus. Нередок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psammophilus</text:p>
          </table:table-cell>
          <table:table-cell table:style-name="ce1"/>
          <table:table-cell table:style-name="ce1" office:value-type="string">
            <text:p>Seifert, 1992</text:p>
          </table:table-cell>
          <table:table-cell table:number-columns-repeated="2"/>
          <table:table-cell office:value-type="string">
            <text:p>"Описан из Европы. Волгоградская обл.: Волгоград (Сарепта), Тингута. Астраханская обл.: Досанг. Ксерофил; гнезда в песчаной почве. Обычен на песчаных массивах." - Гребенников, Дубовиков, Савранская, 2002. "Приводится по сборам А.В. Муханова [6]. Следует отметить, что систематика рода Lasius Fabricius, 1804 недостаточно разработана. Статус большого числа таксонов, описанных Б. Зайфертом (и часто отличающихся незначительными, трудно наблюдаемыми признаками), нередко ставится под сомнение. Кроме того, в данном случае нельзя с полной уверенностью утверждать, что описанный из Центральной Европы L. psammophilus и сходные муравьи, обитающие на песках в Нижнем Поволжье, относятся к одному виду. Таким образом, муравьи рода Lasius, и, в особенности, представители групп видов, сходных с alienus и niger, требуют дополнительного изучения – как в целом, так и на территории заповедника. В ходе такого исследования необходимо более четкое разграничение форм до ясно изолированных видов, уточнение их номенклатуры и изучение биологии в местах совместного проживания. До подведения итогов такой работы перечень видов рода, указываемых для заповедника, следует рассматривать лишь как приблизительный и требующий проверки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brunneus</text:p>
          </table:table-cell>
          <table:table-cell table:style-name="ce1"/>
          <table:table-cell table:style-name="ce1" office:value-type="string">
            <text:p>(Latreille, 1798)</text:p>
          </table:table-cell>
          <table:table-cell table:number-columns-repeated="2"/>
          <table:table-cell office:value-type="string">
            <text:p>"Европейско-средиземноморский. Волгоградская обл.: Волгоград, Тингута. Астраханская обл.: Бол. Богдо. Мезофил; гнезда в почве и полуразложившихся пнях. В лесах; не часто." - Гребенников, Дубовиков, Савранская, 2002. "Впервые приводился по сборам автора [1]. В связи со значительным изменением условий в месте сбора (лесистые отроги балки Кордон), ..., обитание вида в заповеднике требует подтверждения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flavus</text:p>
          </table:table-cell>
          <table:table-cell table:style-name="ce1"/>
          <table:table-cell table:style-name="ce1" office:value-type="string">
            <text:p>(Fabricius, 1781)</text:p>
          </table:table-cell>
          <table:table-cell table:number-columns-repeated="2"/>
          <table:table-cell office:value-type="string">
            <text:p>"Транспалеаркт. Волгоградская обл.: Волгоград (Мечетка), Тингута, Щербатовка. Умеренно ксерофильный; гнезда в почве на степных склонах и т. п. Не часто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affinis</text:p>
          </table:table-cell>
          <table:table-cell table:style-name="ce1"/>
          <table:table-cell table:style-name="ce1" office:value-type="string">
            <text:p>(Schenk, 1852)</text:p>
          </table:table-cell>
          <table:table-cell table:number-columns-repeated="2"/>
          <table:table-cell office:value-type="string">
            <text:p>"Указан М.Д. Рузским для Малого Богдо: «два экземпляра рабочих я нашел на степи у подножия Мал. Богдо» [4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sabularum</text:p>
          </table:table-cell>
          <table:table-cell table:style-name="ce1"/>
          <table:table-cell table:style-name="ce1" office:value-type="string">
            <text:p>(Bondroit, 1918)</text:p>
          </table:table-cell>
          <table:table-cell table:number-columns-repeated="2"/>
          <table:table-cell office:value-type="string">
            <text:p>"Европейский. Волгоградская обл.: Щербатовка. Единичная находка в байрачном лесу. Мезофил; гнезда в почве." - Гребенников, Дубовиков, Савранская, 2002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umbratus</text:p>
          </table:table-cell>
          <table:table-cell table:style-name="ce1"/>
          <table:table-cell table:style-name="ce1" office:value-type="string">
            <text:p>(Nylander, 1846)</text:p>
          </table:table-cell>
          <table:table-cell table:number-columns-repeated="2"/>
          <table:table-cell office:value-type="string">
            <text:p>"Европейско-сибирский. Волгоградская обл.: Волгоград (Григорова б-ка), Тингута, Котлубань, Щербатовка. Астраханская обл.: Бол. Богдо. Калмыкия: Годжур. Мезоксерофил; гнезда в почве во влажных и умеренно сухих стациях. Нередок в байрачных лесах, реже - по лугам и т. п." - Гребенников, Дубовиков, Савранская, 2002. "К данному виду в полной мере относится сказанное о предыдущем [Lasius brunneus]." - Гребенников, 2013.</text:p>
          </table:table-cell>
          <table:table-cell table:number-columns-repeated="1015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distinguendus</text:p>
          </table:table-cell>
          <table:table-cell table:style-name="ce1"/>
          <table:table-cell table:style-name="ce1" office:value-type="string">
            <text:p>Emery, 1916</text:p>
          </table:table-cell>
          <table:table-cell table:number-columns-repeated="2"/>
          <table:table-cell office:value-type="string">
            <text:p>"Европейско-средиземноморский. Волгоградская обл.: Щербатовка. Единичная находка в байрачном лесу. Мезофил; гнезда в почве." - Гребенников, Дубовиков, Савранская, 2002.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>
            <text:p>tribe</text:p>
          </table:table-cell>
          <table:table-cell table:style-name="ce1" office:value-type="string">
            <text:p>Lasiini</text:p>
          </table:table-cell>
          <table:table-cell table:style-name="ce1"/>
          <table:table-cell table:style-name="ce1" office:value-type="string">
            <text:p>Lasius jensi longiceps</text:p>
          </table:table-cell>
          <table:table-cell table:style-name="ce1"/>
          <table:table-cell table:style-name="ce1" office:value-type="string">
            <text:p>Seifert, 1988</text:p>
          </table:table-cell>
          <table:table-cell table:number-columns-repeated="2"/>
          <table:table-cell office:value-type="string">
            <text:p>"Степи от Украины до Ц Казахстана. Волгоградска обл.: Котлубань. Единичная находка." - Гребенников, Дубовиков, Савранская, 2002.</text:p>
          </table:table-cell>
          <table:table-cell table:number-columns-repeated="1015"/>
        </table:table-row>
        <table:table-row table:style-name="ro5" table:number-rows-repeated="10484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ecies synonym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4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  <table:table-row table:style-name="ro2">
          <table:table-cell table:style-name="ce1" office:value-type="string">
            <text:p>Stenamma debile</text:p>
          </table:table-cell>
          <table:table-cell office:value-type="string">
            <text:p>Stenamma ucrainicum</text:p>
          </table:table-cell>
          <table:table-cell/>
          <table:table-cell table:style-name="ce2" office:value-type="string">
            <text:p>Arnol'di, 1928 </text:p>
          </table:table-cell>
          <table:table-cell table:number-columns-repeated="2"/>
        </table:table-row>
        <table:table-row table:style-name="ro4" table:number-rows-repeated="104857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21.001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6.01.2015</text:date>, <text:time>10:2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1" style:display-name="PageStyle_Лист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2" style:display-name="PageStyle_Лист2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3" style:display-name="PageStyle_Лист2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4" style:display-name="PageStyle_Лист2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5" style:display-name="PageStyle_Лист2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6" style:display-name="PageStyle_Лист2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7" style:display-name="PageStyle_Лист2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8" style:display-name="PageStyle_Лист2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6-26T13:21:19</meta:creation-date>
    <dc:date>2015-01-06T10:25:51.56</dc:date>
    <dc:language>es-ES</dc:language>
    <meta:editing-cycles>24</meta:editing-cycles>
    <meta:editing-duration>PT3H12M53S</meta:editing-duration>
    <dc:creator>Konstantin Grebennikov</dc:creator>
    <meta:document-statistic meta:table-count="13" meta:cell-count="644" meta:object-count="0"/>
    <meta:user-defined meta:name="Info 1"/>
    <meta:user-defined meta:name="Info 2"/>
    <meta:user-defined meta:name="Info 3"/>
    <meta:user-defined meta:name="Info 4"/>
  </office:meta>
</office:document-meta>
</file>